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40000056E6FAA41C3BBAC1E3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492cm, 6.534cm, 6.271cm, 2.596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359cm, 8.15cm, 4.528cm, -0.378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24cm, -0.288cm, 8.085cm, 8.095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175cm, 4.852cm, 0.582cm, 3.114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18cm, 7.577cm, 0.772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244cm, 3.049cm, 0.772cm, 6.2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682cm" svg:height="3.936cm" svg:x="7.604cm" svg:y="2.143cm">
          <draw:image xlink:href="Pictures/10000000000005140000056E6FAA41C3BBAC1E3A.jpg" xlink:type="simple" xlink:show="embed" xlink:actuate="onLoad">
            <text:p/>
          </draw:image>
        </draw:frame>
        <draw:frame draw:style-name="gr2" draw:text-style-name="P1" draw:layer="layout" svg:width="4.317cm" svg:height="5.181cm" svg:x="3.921cm" svg:y="1.762cm">
          <draw:image xlink:href="Pictures/10000000000005140000056E6FAA41C3BBAC1E3A.jpg" xlink:type="simple" xlink:show="embed" xlink:actuate="onLoad">
            <text:p/>
          </draw:image>
        </draw:frame>
        <draw:frame draw:style-name="gr3" draw:text-style-name="P1" draw:layer="layout" svg:width="4.757cm" svg:height="5.29cm" svg:x="11.541cm" svg:y="2.06cm">
          <draw:image xlink:href="Pictures/10000000000005140000056E6FAA41C3BBAC1E3A.jp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4" draw:text-style-name="P1" draw:layer="layout" svg:width="5.968cm" svg:height="7.873cm" svg:x="3.795cm" svg:y="0.746cm">
          <draw:image xlink:href="Pictures/10000000000005140000056E6FAA41C3BBAC1E3A.jp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5" draw:text-style-name="P1" draw:layer="layout" svg:width="6.73cm" svg:height="7.492cm" svg:x="1.381cm" svg:y="17.637cm">
          <draw:image xlink:href="Pictures/10000000000005140000056E6FAA41C3BBAC1E3A.jpg" xlink:type="simple" xlink:show="embed" xlink:actuate="onLoad">
            <text:p/>
          </draw:image>
        </draw:frame>
      </draw:page>
      <draw:page draw:name="page4" draw:style-name="dp1" draw:master-page-name="Default"/>
      <draw:page draw:name="page5" draw:style-name="dp1" draw:master-page-name="Default"/>
      <draw:page draw:name="page6" draw:style-name="dp1" draw:master-page-name="Default">
        <draw:frame draw:style-name="gr6" draw:text-style-name="P1" draw:layer="layout" svg:width="3.428cm" svg:height="7.365cm" svg:x="13.573cm" svg:y="17.765cm">
          <draw:image xlink:href="Pictures/10000000000005140000056E6FAA41C3BBAC1E3A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00:12:16.849262656</meta:creation-date>
    <dc:date>2018-11-13T00:34:41.328289525</dc:date>
    <meta:editing-duration>PT22M23S</meta:editing-duration>
    <meta:editing-cycles>3</meta:editing-cycles>
    <meta:generator>LibreOffice/5.1.6.2$Linux_X86_64 LibreOffice_project/10m0$Build-2</meta:generator>
    <meta:document-statistic meta:object-count="6"/>
  </office:meta>
</office:document-meta>
</file>